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80000001FA19F6A47.png" manifest:media-type=""/>
  <manifest:file-entry manifest:full-path="Pictures/1000000000000280000000052876A81A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643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26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014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944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33cm" fo:min-width="2.064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3.02cm"/>
    </style:style>
    <style:style style:name="gr8" style:family="graphic" style:parent-style-name="standard">
      <style:graphic-properties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31cm" fo:min-width="6.51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31cm" fo:min-width="8.376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6.44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8.4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4.4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6.566cm"/>
    </style:style>
    <style:style style:name="pr1" style:family="presentation" style:parent-style-name="Lecture_25_20slide-title">
      <style:graphic-properties draw:fill-color="#ffffff" draw:auto-grow-height="true" fo:min-height="3.507cm"/>
    </style:style>
    <style:style style:name="pr2" style:family="presentation" style:parent-style-name="Lecture_25_20slide-subtitle" style:list-style-name="L5">
      <style:graphic-properties draw:fill-color="#ffffff" draw:auto-grow-height="true" fo:min-height="13.23cm"/>
    </style:style>
    <style:style style:name="pr3" style:family="presentation" style:parent-style-name="Lecture_25_20slide-notes">
      <style:graphic-properties draw:fill-color="#ffffff" draw:auto-grow-height="true" fo:min-height="11.411cm"/>
    </style:style>
    <style:style style:name="pr4" style:family="presentation" style:parent-style-name="Lecture_25_20slide-outline1">
      <style:graphic-properties draw:fill-color="#ffffff" draw:auto-grow-height="true" fo:min-height="13.23cm"/>
    </style:style>
    <style:style style:name="pr5" style:family="presentation" style:parent-style-name="Lecture_25_20slide-notes">
      <style:graphic-properties draw:fill-color="#ffffff" fo:min-height="11.411cm"/>
    </style:style>
    <style:style style:name="pr6" style:family="presentation" style:parent-style-name="Lecture_25_20slide-title">
      <style:graphic-properties draw:fill-color="#ffffff" draw:auto-grow-height="true" fo:min-height="3.859cm"/>
    </style:style>
    <style:style style:name="pr7" style:family="presentation" style:parent-style-name="Lecture_25_20slide-outline1">
      <style:graphic-properties draw:fill-color="#ffffff" draw:auto-grow-height="true" fo:min-height="13.751cm"/>
    </style:style>
    <style:style style:name="pr8" style:family="presentation" style:parent-style-name="Lecture_25_20slide-outline1">
      <style:graphic-properties draw:fill-color="#ffffff" draw:auto-grow-height="true" fo:min-height="13.726cm"/>
    </style:style>
    <style:style style:name="pr9" style:family="presentation" style:parent-style-name="Lecture_25_20slide-outline1">
      <style:graphic-properties draw:fill-color="#ffffff" draw:auto-grow-height="true" fo:min-height="13.286cm"/>
    </style:style>
    <style:style style:name="pr10" style:family="presentation" style:parent-style-name="Lecture_25_20slide-outline1">
      <style:graphic-properties draw:fill-color="#ffffff" draw:auto-grow-height="true" fo:min-height="13.3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style-name="Light" style:font-family-generic="swiss" style:font-pitch="variable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  <style:text-properties fo:font-family="'Gothic L'" style:font-style-name="Light" style:font-family-generic="swiss" style:font-pitch="variabl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20pt"/>
    </style:style>
    <style:style style:name="T1" style:family="text">
      <style:text-properties fo:font-family="'Luxi Sans'" style:font-style-name="Light" style:font-family-generic="swiss" style:font-pitch="variable" fo:font-size="40pt" style:font-size-asian="40pt" style:font-size-complex="40pt"/>
    </style:style>
    <style:style style:name="T2" style:family="text">
      <style:text-properties fo:font-family="'Arial Black'" style:font-pitch="variable"/>
    </style:style>
    <style:style style:name="T3" style:family="text">
      <style:text-properties fo:font-family="'Gothic L'" style:font-style-name="Light" style:font-family-generic="swiss" style:font-pitch="variabl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_25_20slid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troduction to security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Lecture_25_20slid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Why Security Is Necessary?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llowing question may be familiar to some people</text:p>
                <text:list>
                  <text:list-item>
                    <text:p text:style-name="P1">Doing all that security is expensive and generates no money. Do we really need it?</text:p>
                  </text:list-item>
                </text:list>
              </text:list-item>
              <text:list-item>
                <text:p text:style-name="P1">Security is problematic since it does not bring money and may prevent something that may or may not happen!</text:p>
                <text:list>
                  <text:list-item>
                    <text:p text:style-name="P1">And worse wrong type of security measures just waste money without giving any safety</text:p>
                  </text:list-item>
                </text:list>
              </text:list-item>
              <text:list-item>
                <text:p text:style-name="P1">But still in the long run being without security is even more expensive</text:p>
                <text:list>
                  <text:list-item>
                    <text:p text:style-name="P1">Smart security is maximizing profit by minimizing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Lecture_25_20slid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Business Problem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ypical threats for just about any company</text:p>
                <text:list>
                  <text:list-item>
                    <text:p text:style-name="P1">Competitor better products, or is getting more deals</text:p>
                  </text:list-item>
                  <text:list-item>
                    <text:p text:style-name="P1">Loss of equipment or cash reserves</text:p>
                  </text:list-item>
                  <text:list-item>
                    <text:p text:style-name="P1">Stops in production</text:p>
                  </text:list-item>
                  <text:list-item>
                    <text:p text:style-name="P1">Loss of reputation</text:p>
                  </text:list-item>
                </text:list>
              </text:list-item>
            </text:list>
            <text:p text:style-name="P5"/>
            <text:list text:continue-numbering="true" text:style-name="L3">
              <text:list-item>
                <text:p text:style-name="P1">It might seem that these do not have too much to do with security or security problems</text:p>
                <text:list>
                  <text:list-item>
                    <text:p text:style-name="P1">But let's have a deeper look what might be possible causes for these threa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Lecture_25_20slide" presentation:presentation-page-layout-name="AL2T1">
        <office:forms form:automatic-focus="false" form:apply-design-mode="false"/>
        <draw:frame presentation:style-name="pr6" draw:text-style-name="P1" draw:layer="layout" svg:width="23.91cm" svg:height="4.159cm" svg:x="1.948cm" svg:y="1.389cm" presentation:class="title" presentation:user-transformed="true">
          <draw:text-box>
            <text:p text:style-name="P1">What This Has To Do With Security?</text:p>
          </draw:text-box>
        </draw:frame>
        <draw:frame presentation:style-name="pr7" draw:text-style-name="P5" draw:layer="layout" svg:width="23.91cm" svg:height="13.751cm" svg:x="2.057cm" svg:y="5.838cm" presentation:class="outline" presentation:user-transformed="true">
          <draw:text-box>
            <text:list text:style-name="L3">
              <text:list-item>
                <text:p text:style-name="P1">Competitor better products, or is getting more deals</text:p>
                <text:list>
                  <text:list-item>
                    <text:p text:style-name="P1">Industrial espionage, employees leaking information</text:p>
                  </text:list-item>
                </text:list>
              </text:list-item>
              <text:list-item>
                <text:p text:style-name="P1">Loss of equipment or other valuables</text:p>
                <text:list>
                  <text:list-item>
                    <text:p text:style-name="P1">Theft committed by outside criminals</text:p>
                  </text:list-item>
                  <text:list-item>
                    <text:p text:style-name="P1">Theft or negligence from employees</text:p>
                  </text:list-item>
                </text:list>
              </text:list-item>
              <text:list-item>
                <text:p text:style-name="P1">Stops in production</text:p>
                <text:list>
                  <text:list-item>
                    <text:p text:style-name="P1">Industrial accidents</text:p>
                  </text:list-item>
                  <text:list-item>
                    <text:p text:style-name="P1">Disruptions in the system (f.ex “cyber” attack brings down network)</text:p>
                  </text:list-item>
                </text:list>
              </text:list-item>
              <text:list-item>
                <text:p text:style-name="P1">Loss of reputation</text:p>
                <text:list>
                  <text:list-item>
                    <text:p text:style-name="P1">Serious security incident in some of the above</text:p>
                  </text:list-item>
                  <text:list-item>
                    <text:p text:style-name="P1">Poor handling of media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ecture_25_20slid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What Needs To Be Protected?</text:p>
          </draw:text-box>
        </draw:frame>
        <draw:frame presentation:style-name="pr8" draw:text-style-name="P5" draw:layer="layout" svg:width="23.91cm" svg:height="13.726cm" svg:x="2.057cm" svg:y="5.838cm" presentation:class="outline" presentation:user-transformed="true">
          <draw:text-box>
            <text:list text:style-name="L3">
              <text:list-item>
                <text:p text:style-name="P1">Property</text:p>
                <text:list>
                  <text:list-item>
                    <text:p text:style-name="P1">Machines, buildings, money, art, investments, stores</text:p>
                  </text:list-item>
                </text:list>
              </text:list-item>
              <text:list-item>
                <text:p text:style-name="P1">Information</text:p>
                <text:list>
                  <text:list-item>
                    <text:p text:style-name="P1">Business contacts, dealer pricing, source code, credit card numbers</text:p>
                    <text:list>
                      <text:list-item>
                        <text:p text:style-name="P1">Value depends on how many know the information</text:p>
                      </text:list-item>
                    </text:list>
                  </text:list-item>
                </text:list>
              </text:list-item>
              <text:list-item>
                <text:p text:style-name="P1">Personnel</text:p>
                <text:list>
                  <text:list-item>
                    <text:p text:style-name="P1">Workforce, information storage</text:p>
                  </text:list-item>
                </text:list>
              </text:list-item>
              <text:list-item>
                <text:p text:style-name="P1">Reputation</text:p>
                <text:list>
                  <text:list-item>
                    <text:p text:style-name="P1">Brand image, sets the value of goods produced</text:p>
                  </text:list-item>
                </text:list>
              </text:list-item>
              <text:list-item>
                <text:p text:style-name="P1">Anything that is of significant value to the compan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Lecture_25_20slide" presentation:presentation-page-layout-name="AL2T1">
        <draw:frame presentation:style-name="pr1" draw:text-style-name="P1" draw:layer="layout" svg:width="23.91cm" svg:height="3.507cm" svg:x="1.948cm" svg:y="1.715cm" presentation:class="title">
          <draw:text-box>
            <text:p text:style-name="P1">What Is Security?</text:p>
          </draw:text-box>
        </draw:frame>
        <draw:frame presentation:style-name="pr9" draw:text-style-name="P5" draw:layer="layout" svg:width="23.91cm" svg:height="13.286cm" svg:x="2.057cm" svg:y="5.838cm" presentation:class="outline" presentation:user-transformed="true">
          <draw:text-box>
            <text:list text:style-name="L3">
              <text:list-item>
                <text:p text:style-name="P1">More than just firewalls and Anti-Virus</text:p>
                <text:list>
                  <text:list-item>
                    <text:p text:style-name="P1"><text:span text:style-name="T4">Fire and building security</text:span></text:p>
                  </text:list-item>
                  <text:list-item>
                    <text:p text:style-name="P1"><text:span text:style-name="T4">Physical security</text:span></text:p>
                  </text:list-item>
                  <text:list-item>
                    <text:p text:style-name="P1"><text:span text:style-name="T4">Crime prevention</text:span></text:p>
                  </text:list-item>
                  <text:list-item>
                    <text:p text:style-name="P1"><text:span text:style-name="T4">Personnel security and personnel safety</text:span></text:p>
                  </text:list-item>
                  <text:list-item>
                    <text:p text:style-name="P1"><text:span text:style-name="T4">Financial security</text:span></text:p>
                  </text:list-item>
                  <text:list-item>
                    <text:p text:style-name="P1"><text:span text:style-name="T4">Information security</text:span></text:p>
                  </text:list-item>
                  <text:list-item>
                    <text:p text:style-name="P1"><text:span text:style-name="T4">IT security</text:span></text:p>
                  </text:list-item>
                  <text:list-item>
                    <text:p text:style-name="P1"><text:span text:style-name="T4">Transportation security</text:span></text:p>
                  </text:list-item>
                  <text:list-item>
                    <text:p text:style-name="P1"><text:span text:style-name="T4">Continuing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Lecture_25_20slide" presentation:presentation-page-layout-name="AL2T1">
        <draw:frame presentation:style-name="pr6" draw:text-style-name="P1" draw:layer="layout" svg:width="23.91cm" svg:height="4.159cm" svg:x="1.948cm" svg:y="1.389cm" presentation:class="title" presentation:user-transformed="true">
          <draw:text-box>
            <text:p text:style-name="P1">Security Is Recognizing A Problem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nd doing something about it</text:p>
              </text:list-item>
              <text:list-item>
                <text:p text:style-name="P1">The key point in security is knowing you business</text:p>
                <text:list>
                  <text:list-item>
                    <text:p text:style-name="P1">How business processes work?</text:p>
                  </text:list-item>
                  <text:list-item>
                    <text:p text:style-name="P1">What problems have you had in the past?</text:p>
                  </text:list-item>
                  <text:list-item>
                    <text:p text:style-name="P1">What weak links in the system you know, what you don't?</text:p>
                  </text:list-item>
                </text:list>
              </text:list-item>
              <text:list-item>
                <text:p text:style-name="P1">Start from the weakest link in the system</text:p>
                <text:list>
                  <text:list-item>
                    <text:p text:style-name="P1">No point in reinforcing the door if the window is open</text:p>
                  </text:list-item>
                  <text:list-item>
                    <text:p text:style-name="P1">Security is planning and building things so that they are inherently secure without additional work</text:p>
                  </text:list-item>
                  <text:list-item>
                    <text:p text:style-name="P1">Trying to add security later is possible but 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Lecture_25_20slide" presentation:presentation-page-layout-name="AL2T1">
        <draw:frame presentation:style-name="pr1" draw:text-style-name="P1" draw:layer="layout" svg:width="23.91cm" svg:height="3.507cm" svg:x="1.948cm" svg:y="1.715cm" presentation:class="title">
          <draw:text-box>
            <text:p text:style-name="P1">Basic Principles Of Security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ecurity is minimizing risks to acceptable level</text:p>
                <text:list>
                  <text:list-item>
                    <text:p text:style-name="P1">Minimize probability of incident</text:p>
                  </text:list-item>
                  <text:list-item>
                    <text:p text:style-name="P1">Minimize damage caused by incident</text:p>
                  </text:list-item>
                  <text:list-item>
                    <text:p text:style-name="P1">Minimize recovery time and cost caused by the incident</text:p>
                  </text:list-item>
                </text:list>
              </text:list-item>
              <text:list-item>
                <text:p text:style-name="P1">Security is not preventing every imaginable threat</text:p>
                <text:list>
                  <text:list-item>
                    <text:p text:style-name="P1">Security must not be too expensive in relation to things protected</text:p>
                  </text:list-item>
                  <text:list-item>
                    <text:p text:style-name="P1">Good security thinking optimizes the price of protection by the value of things protected</text:p>
                    <text:list>
                      <text:list-item>
                        <text:p text:style-name="P1">If security costs are significant part of total costs it may be time to rethink the business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Lecture_25_20slide" presentation:presentation-page-layout-name="AL2T1">
        <draw:frame presentation:style-name="pr1" draw:text-style-name="P1" draw:layer="layout" svg:width="23.91cm" svg:height="3.507cm" svg:x="1.948cm" svg:y="1.715cm" presentation:class="title">
          <draw:text-box>
            <text:p text:style-name="P1">How Security Works</text:p>
          </draw:text-box>
        </draw:frame>
        <draw:frame presentation:style-name="pr4" draw:text-style-name="P5" draw:layer="layout" svg:width="23.91cm" svg:height="13.23cm" svg:x="2.057cm" svg:y="5.838cm" presentation:class="outline" presentation:placeholder="true">
          <draw:text-box/>
        </draw:frame>
        <draw:g>
          <draw:frame draw:style-name="gr2" draw:text-style-name="P1" xml:id="id1" draw:id="id1" draw:layer="layout" svg:width="2.643cm" svg:height="0.966cm" svg:x="11.144cm" svg:y="7.383cm">
            <draw:text-box>
              <text:p text:style-name="P1">Prevent</text:p>
            </draw:text-box>
          </draw:frame>
          <draw:frame draw:style-name="gr3" draw:text-style-name="P1" xml:id="id2" draw:id="id2" draw:layer="layout" svg:width="2.265cm" svg:height="0.966cm" svg:x="15.87cm" svg:y="9.39cm">
            <draw:text-box>
              <text:p text:style-name="P1">Detect</text:p>
            </draw:text-box>
          </draw:frame>
          <draw:frame draw:style-name="gr4" draw:text-style-name="P1" xml:id="id3" draw:id="id3" draw:layer="layout" svg:width="2.014cm" svg:height="0.966cm" svg:x="16.038cm" svg:y="11.648cm">
            <draw:text-box>
              <text:p text:style-name="P1">React</text:p>
            </draw:text-box>
          </draw:frame>
          <draw:frame draw:style-name="gr5" draw:text-style-name="P1" xml:id="id4" draw:id="id4" draw:layer="layout" svg:width="2.944cm" svg:height="0.966cm" svg:x="11.026cm" svg:y="13.486cm">
            <draw:text-box>
              <text:p text:style-name="P1">Recover</text:p>
            </draw:text-box>
          </draw:frame>
          <draw:frame draw:style-name="gr6" draw:text-style-name="P1" xml:id="id5" draw:id="id5" draw:layer="layout" svg:width="2.064cm" svg:height="1.033cm" svg:x="7.363cm" svg:y="11.675cm">
            <draw:text-box>
              <text:p text:style-name="P1">Learn</text:p>
            </draw:text-box>
          </draw:frame>
          <draw:frame draw:style-name="gr7" draw:text-style-name="P1" xml:id="id6" draw:id="id6" draw:layer="layout" svg:width="3.02cm" svg:height="0.966cm" svg:x="6.931cm" svg:y="9.29cm">
            <draw:text-box>
              <text:p text:style-name="P1">Improve</text:p>
            </draw:text-box>
          </draw:frame>
          <draw:connector draw:style-name="gr8" draw:text-style-name="P6" draw:layer="layout" draw:type="curve" svg:x1="13.787cm" svg:y1="7.866cm" svg:x2="17.002cm" svg:y2="9.39cm" draw:start-shape="id1" draw:start-glue-point="1" draw:end-shape="id2" draw:end-glue-point="0" svg:d="m13787 7866c2144 0 3215 508 3215 1524">
            <text:p/>
          </draw:connector>
          <draw:connector draw:style-name="gr8" draw:text-style-name="P6" draw:layer="layout" draw:type="curve" draw:line-skew="0.4cm" svg:x1="17.002cm" svg:y1="10.356cm" svg:x2="17.045cm" svg:y2="11.648cm" draw:start-shape="id2" draw:end-shape="id3" draw:end-glue-point="0" svg:d="m17002 10356c0 1569 43 923 43 1292">
            <text:p/>
          </draw:connector>
          <draw:connector draw:style-name="gr8" draw:text-style-name="P6" draw:layer="layout" draw:type="curve" svg:x1="17.045cm" svg:y1="12.614cm" svg:x2="13.97cm" svg:y2="13.969cm" draw:start-shape="id3" draw:start-glue-point="2" draw:end-shape="id4" svg:d="m17045 12614c0 904-1025 1355-3075 1355">
            <text:p/>
          </draw:connector>
          <draw:connector draw:style-name="gr8" draw:text-style-name="P6" draw:layer="layout" draw:type="curve" svg:x1="11.026cm" svg:y1="13.969cm" svg:x2="8.395cm" svg:y2="12.708cm" draw:start-shape="id4" draw:start-glue-point="3" draw:end-shape="id5" draw:end-glue-point="2" svg:d="m11026 13969c-1754 0-2631-420-2631-1261">
            <text:p/>
          </draw:connector>
          <draw:connector draw:style-name="gr8" draw:text-style-name="P6" draw:layer="layout" draw:type="curve" svg:x1="8.395cm" svg:y1="11.675cm" svg:x2="8.441cm" svg:y2="10.256cm" draw:start-shape="id5" draw:start-glue-point="0" draw:end-shape="id6" draw:end-glue-point="2" svg:d="m8395 11675c0-1063 46-354 46-1419">
            <text:p/>
          </draw:connector>
          <draw:connector draw:style-name="gr8" draw:text-style-name="P6" draw:layer="layout" draw:type="curve" svg:x1="8.441cm" svg:y1="9.29cm" svg:x2="11.144cm" svg:y2="7.866cm" draw:start-shape="id6" draw:start-glue-point="0" draw:end-shape="id1" svg:d="m8441 9290c0-950 901-1424 2703-1424">
            <text:p/>
          </draw:connector>
        </draw:g>
        <presentation:notes draw:style-name="dp2">
          <draw:page-thumbnail draw:layer="layout" svg:width="13.705cm" svg:height="10.279cm" svg:x="3.641cm" svg:y="2.853cm" draw:page-number="9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Lecture_25_20slide" presentation:presentation-page-layout-name="AL2T1">
        <draw:frame presentation:style-name="pr1" draw:text-style-name="P1" draw:layer="layout" svg:width="23.91cm" svg:height="3.507cm" svg:x="1.948cm" svg:y="1.715cm" presentation:class="title">
          <draw:text-box>
            <text:p text:style-name="P1">Aspects Of Security</text:p>
          </draw:text-box>
        </draw:frame>
        <draw:frame presentation:style-name="pr4" draw:text-style-name="P5" draw:layer="layout" svg:width="23.91cm" svg:height="13.23cm" svg:x="2.057cm" svg:y="5.838cm" presentation:class="outline" presentation:placeholder="true" presentation:user-transformed="true">
          <draw:text-box/>
        </draw:frame>
        <draw:g>
          <draw:frame draw:style-name="gr9" draw:text-style-name="P7" xml:id="id7" draw:id="id7" draw:layer="layout" svg:width="6.515cm" svg:height="1.931cm" svg:x="9.908cm" svg:y="6.672cm">
            <draw:text-box>
              <text:p text:style-name="P7">Company security</text:p>
              <text:p text:style-name="P7">policy</text:p>
            </draw:text-box>
          </draw:frame>
          <draw:frame draw:style-name="gr10" draw:text-style-name="P7" xml:id="id9" draw:id="id9" draw:layer="layout" svg:width="8.376cm" svg:height="1.931cm" svg:x="17.19cm" svg:y="12.349cm">
            <draw:text-box>
              <text:p text:style-name="P7">Processes and technical<text:line-break/> solutions</text:p>
            </draw:text-box>
          </draw:frame>
          <draw:frame draw:style-name="gr11" draw:text-style-name="P7" xml:id="id8" draw:id="id8" draw:layer="layout" svg:width="6.44cm" svg:height="0.966cm" svg:x="2.626cm" svg:y="12.823cm">
            <draw:text-box>
              <text:p text:style-name="P7">Personnel training</text:p>
            </draw:text-box>
          </draw:frame>
          <draw:connector draw:style-name="gr12" draw:text-style-name="P6" draw:layer="layout" draw:type="line" svg:x1="9.908cm" svg:y1="7.637cm" svg:x2="5.846cm" svg:y2="12.823cm" draw:start-shape="id7" draw:start-glue-point="3" draw:end-shape="id8" draw:end-glue-point="0" svg:d="m9908 7637-4062 5186">
            <text:p/>
          </draw:connector>
          <draw:connector draw:style-name="gr12" draw:text-style-name="P6" draw:layer="layout" draw:type="line" svg:x1="9.066cm" svg:y1="13.306cm" svg:x2="17.19cm" svg:y2="13.314cm" draw:start-shape="id8" draw:start-glue-point="1" draw:end-shape="id9" draw:end-glue-point="3" svg:d="m9066 13306 8124 8">
            <text:p/>
          </draw:connector>
          <draw:connector draw:style-name="gr12" draw:text-style-name="P6" draw:layer="layout" draw:type="line" svg:x1="16.423cm" svg:y1="7.637cm" svg:x2="21.378cm" svg:y2="12.349cm" draw:start-shape="id7" draw:start-glue-point="1" draw:end-shape="id9" draw:end-glue-point="0" svg:d="m16423 7637 4955 4712">
            <text:p/>
          </draw:connector>
          <draw:frame draw:style-name="gr13" draw:text-style-name="P8" draw:layer="layout" svg:width="8.427cm" svg:height="0.814cm" svg:x="17.312cm" svg:y="6.918cm">
            <draw:text-box>
              <text:p text:style-name="P1"><text:span text:style-name="T5">Targets and responsibilities</text:span></text:p>
            </draw:text-box>
          </draw:frame>
          <draw:frame draw:style-name="gr14" draw:text-style-name="P8" draw:layer="layout" svg:width="4.428cm" svg:height="0.814cm" svg:x="17.312cm" svg:y="15.218cm">
            <draw:text-box>
              <text:p text:style-name="P1"><text:span text:style-name="T5">What and how</text:span></text:p>
            </draw:text-box>
          </draw:frame>
          <draw:frame draw:style-name="gr15" draw:text-style-name="P8" draw:layer="layout" svg:width="6.566cm" svg:height="0.814cm" svg:x="2.632cm" svg:y="14.488cm">
            <draw:text-box>
              <text:p text:style-name="P1"><text:span text:style-name="T5">Skills and motivation</text:span></text:p>
            </draw:text-box>
          </draw:frame>
        </draw:g>
        <presentation:notes draw:style-name="dp2">
          <draw:page-thumbnail draw:layer="layout" svg:width="13.705cm" svg:height="10.279cm" svg:x="3.641cm" svg:y="2.853cm" draw:page-number="10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Lecture_25_20slide" presentation:presentation-page-layout-name="AL2T1">
        <draw:frame presentation:style-name="pr1" draw:text-style-name="P1" draw:layer="layout" svg:width="23.91cm" svg:height="3.507cm" svg:x="1.948cm" svg:y="1.715cm" presentation:class="title">
          <draw:text-box>
            <text:p text:style-name="P1">Security Terms</text:p>
          </draw:text-box>
        </draw:frame>
        <draw:frame presentation:style-name="pr10" draw:text-style-name="P5" draw:layer="layout" svg:width="23.91cm" svg:height="13.351cm" svg:x="2.057cm" svg:y="5.838cm" presentation:class="outline" presentation:user-transformed="true">
          <draw:text-box>
            <text:list text:style-name="L3">
              <text:list-item>
                <text:p text:style-name="P1">Threat</text:p>
                <text:list>
                  <text:list-item>
                    <text:p text:style-name="P1">Something that may go wrong and probability of it doing so</text:p>
                  </text:list-item>
                </text:list>
              </text:list-item>
              <text:list-item>
                <text:p text:style-name="P1">Vulnerability</text:p>
                <text:list>
                  <text:list-item>
                    <text:p text:style-name="P1">Weakness in system that makes threat possible, or increases probability</text:p>
                  </text:list-item>
                </text:list>
              </text:list-item>
              <text:list-item>
                <text:p text:style-name="P1">Damage</text:p>
                <text:list>
                  <text:list-item>
                    <text:p text:style-name="P1">Loss caused by the threat realizing</text:p>
                  </text:list-item>
                </text:list>
              </text:list-item>
              <text:list-item>
                <text:p text:style-name="P1">Risk</text:p>
                <text:list>
                  <text:list-item>
                    <text:p text:style-name="P1">Unit of evaluation for security threats</text:p>
                  </text:list-item>
                  <text:list-item>
                    <text:p text:style-name="P1">Risk= Threat * Damag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Lecture_25_20slide" presentation:presentation-page-layout-name="AL2T1">
        <draw:frame presentation:style-name="pr1" draw:text-style-name="P1" draw:layer="layout" svg:width="23.91cm" svg:height="3.507cm" svg:x="2.07cm" svg:y="1.887cm" presentation:class="title" presentation:user-transformed="true">
          <draw:text-box>
            <text:p text:style-name="P1">Security Term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cident</text:p>
                <text:list>
                  <text:list-item>
                    <text:p text:style-name="P1">Security threat that has realized</text:p>
                  </text:list-item>
                </text:list>
              </text:list-item>
              <text:list-item>
                <text:p text:style-name="P1">Accident</text:p>
                <text:list>
                  <text:list-item>
                    <text:p text:style-name="P1">An incident that does not need active malicious attacker</text:p>
                  </text:list-item>
                </text:list>
              </text:list-item>
              <text:list-item>
                <text:p text:style-name="P1">Attacker</text:p>
                <text:list>
                  <text:list-item>
                    <text:p text:style-name="P1">Common name for 'enemy'</text:p>
                  </text:list-item>
                  <text:list-item>
                    <text:p text:style-name="P1">Someone who tries to damage the system in some way (direct attack or theft)</text:p>
                  </text:list-item>
                  <text:list-item>
                    <text:p text:style-name="P1">Attacker can be either external factor (thief, hacker)<text:line-break/>or internal (own personnel), but always an active compon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cture_25_20slide-background" style:display-name="Lecture%20slide-background" style:family="presentation">
      <style:graphic-properties draw:stroke="none" draw:fill="none"/>
    </style:style>
    <style:style style:name="Lecture_25_20slide-backgroundobjects" style:display-name="Lecture%20slide-backgroundobjects" style:family="presentation">
      <style:graphic-properties draw:shadow="hidden" draw:shadow-offset-x="0.3cm" draw:shadow-offset-y="0.3cm" draw:shadow-color="#808080"/>
    </style:style>
    <style:style style:name="Lecture_25_20slide-notes" style:display-name="Lecture%20slid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Lecture_25_20slide-outline1" style:display-name="Lecture%20slide-outline1" style:family="presentation">
      <style:graphic-properties draw:stroke="none" draw:fill="none">
        <text:list-style style:name="Lecture_25_20slide-outline1" style:display-name="Lecture%20slid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Lecture_25_20slide-outline2" style:display-name="Lecture%20slide-outline2" style:family="presentation" style:parent-style-name="Lecture_25_20slid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Lecture_25_20slide-outline3" style:display-name="Lecture%20slide-outline3" style:family="presentation" style:parent-style-name="Lecture_25_20slide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Lecture_25_20slide-outline4" style:display-name="Lecture%20slide-outline4" style:family="presentation" style:parent-style-name="Lecture_25_20slid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ecture_25_20slide-outline5" style:display-name="Lecture%20slide-outline5" style:family="presentation" style:parent-style-name="Lecture_25_20sli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6" style:display-name="Lecture%20slide-outline6" style:family="presentation" style:parent-style-name="Lecture_25_20sli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7" style:display-name="Lecture%20slide-outline7" style:family="presentation" style:parent-style-name="Lecture_25_20sli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8" style:display-name="Lecture%20slide-outline8" style:family="presentation" style:parent-style-name="Lecture_25_20sli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9" style:display-name="Lecture%20slide-outline9" style:family="presentation" style:parent-style-name="Lecture_25_20sli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ecture_25_20slide-subtitle" style:display-name="Lecture%20slide-subtitle" style:family="presentation">
      <style:graphic-properties draw:stroke="none" draw:fill="none" draw:textarea-vertical-align="middle">
        <text:list-style style:name="Lecture_25_20slide-subtitle" style:display-name="Lecture%20slid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Gothic L'" style:font-style-name="Light" style:font-family-generic="roman" style:font-pitch="variable" fo:font-size="32pt" fo:font-style="normal" fo:text-shadow="none" style:text-underline-style="none" fo:font-weight="250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Lecture_25_20slide-title" style:display-name="Lecture%20slide-title" style:family="presentation">
      <style:graphic-properties draw:stroke="none" draw:fill="none" draw:textarea-vertical-align="middle">
        <text:list-style style:name="Lecture_25_20slide-title" style:display-name="Lecture%20slid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a" style:font-style-name="Regular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family="'Gothic L'" style:font-family-generic="roman" style:font-pitch="variable" fo:font-size="18pt"/>
    </style:style>
    <style:style style:name="MT1" style:family="text">
      <style:text-properties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Lecture_25_20slide" style:display-name="Lecture%20slide" style:page-layout-name="PM1" draw:style-name="Mdp1">
      <draw:frame presentation:style-name="Lecture_25_20slide-title" draw:layer="backgroundobjects" svg:width="23.91cm" svg:height="3.506cm" svg:x="1.948cm" svg:y="1.715cm" presentation:class="title" presentation:placeholder="true">
        <draw:text-box/>
      </draw:frame>
      <draw:frame presentation:style-name="Lecture_25_20slide-outline1" draw:layer="backgroundobjects" svg:width="23.91cm" svg:height="12.18cm" svg:x="2.057cm" svg:y="5.838cm" presentation:class="outline" presentation:placeholder="true">
        <draw:text-box/>
      </draw:frame>
      <draw:frame draw:style-name="Mgr1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2" draw:layer="backgroundobjects" svg:width="21cm" svg:height="1.037cm" draw:transform="rotate (1.5707963267949) translate (0cm 21cm)">
        <draw:image xlink:href="Pictures/1000000000000280000000052876A81A.gif" xlink:type="simple" xlink:show="embed" xlink:actuate="onLoad">
          <text:p/>
        </draw:image>
      </draw:frame>
      <draw:frame draw:style-name="Mgr2" draw:text-style-name="MP2" draw:layer="backgroundobjects" svg:width="24.805cm" svg:height="0.131cm" svg:x="1.081cm" svg:y="5.253cm">
        <draw:image xlink:href="Pictures/1000000000000280000000052876A81A.gif" xlink:type="simple" xlink:show="embed" xlink:actuate="onLoad">
          <text:p/>
        </draw:image>
      </draw:frame>
      <draw:frame draw:style-name="Mgr3" draw:text-style-name="MP3" draw:layer="backgroundobjects" svg:width="13.693cm" svg:height="0.749cm" svg:x="2.068cm" svg:y="20.046cm">
        <draw:text-box>
          <text:p text:style-name="MP1"><text:span text:style-name="MT1">Jarno Niemelä </text:span><text:span text:style-name="MT1"><text:a xlink:href="mailto:Jargon@iki.fi">Jargon@iki.fi</text:a></text:span><text:span text:style-name="MT1"><text:tab/></text:span></text:p>
        </draw:text-box>
      </draw:frame>
      <draw:frame draw:style-name="Mgr4" draw:text-style-name="MP2" draw:layer="backgroundobjects" svg:width="2.327cm" svg:height="0.819cm" svg:x="25.293cm" svg:y="19.83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Lecture_25_20slide-title" draw:layer="backgroundobjects" svg:width="13.705cm" svg:height="10.279cm" svg:x="3.641cm" svg:y="2.853cm" presentation:class="page"/>
        <draw:frame presentation:style-name="Lecture_25_20slid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932b512-69e3009-7a10e5c-fc86223-a55908</meta:generator>
    <meta:initial-creator>Jarno Niemelä</meta:initial-creator>
    <meta:creation-date>2003-08-23T11:44:45</meta:creation-date>
    <dc:date>2014-01-08T21:20:24.44</dc:date>
    <meta:editing-cycles>61</meta:editing-cycles>
    <meta:editing-duration>PT3H27M12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